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vaden" style:master-page-name="MPF0" style:family="paragraph">
      <style:paragraph-properties fo:break-before="page"/>
    </style:style>
    <style:style style:name="T2" style:parent-style-name="Privzetapisavaodstavka" style:family="text">
      <style:text-properties fo:language="en" fo:country="US"/>
    </style:style>
    <style:style style:name="P3" style:parent-style-name="Navaden" style:family="paragraph">
      <style:paragraph-properties fo:margin-bottom="0.0833in"/>
    </style:style>
    <style:style style:name="T4" style:parent-style-name="Privzetapisavaodstavka" style:family="text">
      <style:text-properties style:font-name="Calibri Light" style:font-name-asian="Times New Roman" fo:color="#FFFFFF" fo:font-size="42pt" style:font-size-asian="42pt" style:font-size-complex="42pt"/>
    </style:style>
    <style:style style:name="T5" style:parent-style-name="Privzetapisavaodstavka" style:family="text">
      <style:text-properties fo:color="#FFFFFF" fo:font-size="14pt" style:font-size-asian="14pt" style:font-size-complex="14pt"/>
    </style:style>
    <style:style style:name="T6" style:parent-style-name="Privzetapisavaodstavka" style:family="text">
      <style:text-properties fo:color="#FFFFFF" fo:font-size="14pt" style:font-size-asian="14pt" style:font-size-complex="14pt"/>
    </style:style>
    <style:style style:name="T7" style:parent-style-name="Privzetapisavaodstavka" style:family="text">
      <style:text-properties fo:color="#FFFFFF" fo:font-size="16pt" style:font-size-asian="16pt" style:font-size-complex="16pt"/>
    </style:style>
    <style:style style:name="T8" style:parent-style-name="Privzetapisavaodstavka" style:family="text">
      <style:text-properties fo:color="#FFFFFF" fo:font-size="16pt" style:font-size-asian="16pt" style:font-size-complex="16pt"/>
    </style:style>
    <style:style style:name="T9" style:parent-style-name="Privzetapisavaodstavka" style:family="text">
      <style:text-properties fo:color="#FFFFFF" fo:font-size="16pt" style:font-size-asian="16pt" style:font-size-complex="16pt"/>
    </style:style>
    <style:style style:name="T10" style:parent-style-name="Privzetapisavaodstavka" style:family="text">
      <style:text-properties fo:color="#FFFFFF" fo:font-size="16pt" style:font-size-asian="16pt" style:font-size-complex="16pt"/>
    </style:style>
    <style:style style:name="P11" style:parent-style-name="Navaden" style:family="paragraph">
      <style:paragraph-properties fo:break-before="page"/>
    </style:style>
    <style:style style:name="P12" style:parent-style-name="Navaden" style:family="paragraph">
      <style:text-properties style:font-name="Times New Roman"/>
    </style:style>
    <style:style style:name="P13" style:parent-style-name="Navaden" style:family="paragraph">
      <style:text-properties style:font-name="Times New Roman"/>
    </style:style>
    <style:style style:family="graphic" style:name="a0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padding-top="0in" fo:padding-bottom="0in" fo:padding-left="0.5in" fo:padding-right="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background" style:horizontal-rel="page" style:vertical-rel="page" style:horizontal-pos="right" style:vertical-pos="top"/>
    </style:style>
  </office:automatic-styles>
  <office:body>
    <office:text text:use-soft-page-breaks="true">
      <text:p text:style-name="P1"><text:span text:style-name="T2"><draw:g draw:z-index="251658240" draw:name="Skupina 11" draw:id="id3" draw:style-name="a3" text:anchor-type="paragraph"><svg:title/><svg:desc/><draw:custom-shape svg:x="0.2835in" svg:y="0in" svg:width="8.2161in" svg:height="11.0098in" draw:id="id0" draw:style-name="a0" draw:name="Pravokotnik 33"><svg:title/><svg:desc/><text:p text:style-name="P3"><text:span text:style-name="T4">Potaplanje Ladjic</text:span></text:p><text:p text:style-name="Navaden"><text:span text:style-name="T5">POROČILO</text:span></text:p><text:p text:style-name="Navaden"><text:span text:style-name="T6">Mikro skupina 3</text:span></text:p><draw:enhanced-geometry draw:type="non-primitive" svg:viewBox="0 0 21600 21600" draw:enhanced-path="M 0 0 L 21600 0 21600 21600 0 21600 Z N"/></draw:custom-shape><draw:custom-shape svg:x="0in" svg:y="0in" svg:width="0.2835in" svg:height="11.0098in" draw:id="id1" draw:style-name="a1" draw:name="Pravokotnik 34"><svg:title/><svg:desc/><text:p text:style-name="Navaden"/><draw:enhanced-geometry draw:type="non-primitive" svg:viewBox="0 0 21600 21600" draw:enhanced-path="M 0 0 L 21600 0 21600 21600 0 21600 Z N"/></draw:custom-shape><draw:frame draw:id="id2" draw:style-name="a2" draw:name="Polje z besedilom 35" svg:x="0.2835in" svg:y="8.6008in" svg:width="8.2161in" svg:height="1.8748in" style:rel-width="scale" style:rel-height="scale"><draw:text-box><text:p text:style-name="Navaden"><text:span text:style-name="T7">Bruno Gale</text:span></text:p><text:p text:style-name="Navaden"><text:span text:style-name="T8">Tomaž Rak</text:span></text:p><text:p text:style-name="Navaden"><text:span text:style-name="T9">Nik Novak</text:span></text:p><text:p text:style-name="Navaden"><text:span text:style-name="T10">Miha Kirbiš</text:span></text:p></draw:text-box><svg:title/><svg:desc/></draw:frame></draw:g></text:span></text:p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slov2" style:display-name="Naslov 2" style:family="paragraph" style:parent-style-name="Navaden" style:default-outline-level="2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fo:hyphenate="false"/>
    </style:style>
    <style:style style:name="Navaden" style:display-name="Navaden" style:family="paragraph">
      <style:text-properties fo:language="sl" fo:country="SI" fo:hyphenate="false"/>
    </style:style>
    <style:style style:name="Privzetapisavaodstavka" style:display-name="Privzeta pisava odstavka" style:family="text"/>
    <style:style style:name="Standard" style:display-name="Standard" style:family="paragraph">
      <style:paragraph-properties fo:widows="0" fo:orphans="0" fo:margin-bottom="0in"/>
      <style:text-properties style:font-name="Times New Roman" style:font-name-asian="SimSun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Brezrazmikov" style:display-name="Brez razmikov" style:family="paragraph">
      <style:paragraph-properties fo:margin-bottom="0in"/>
      <style:text-properties style:font-name-asian="Times New Roman" fo:hyphenate="false"/>
    </style:style>
    <style:style style:name="Naslov2Znak" style:display-name="Naslov 2 Znak" style:family="text" style:parent-style-name="Privzetapisavaodstavka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BrezrazmikovZnak" style:display-name="Brez razmikov Znak" style:family="text" style:parent-style-name="Privzetapisavaodstavka">
      <style:text-properties style:font-name-asian="Times New Roman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taplanje Ladjic</dc:title>
    <dc:description/>
    <dc:subject>T01 - skupinsko delo - poročilo</dc:subject>
    <meta:initial-creator>Tomaž Rak</meta:initial-creator>
    <dc:creator>Windows User</dc:creator>
    <meta:creation-date>2017-11-24T11:15:00Z</meta:creation-date>
    <dc:date>2018-01-21T16:19:00Z</dc:date>
    <meta:print-date>2017-10-29T12:24:00Z</meta:print-date>
    <meta:template xlink:href="Normal" xlink:type="simple"/>
    <meta:editing-cycles>43</meta:editing-cycles>
    <meta:editing-duration>PT7860S</meta:editing-duration>
    <meta:document-statistic meta:page-count="2" meta:paragraph-count="1" meta:word-count="0" meta:character-count="4" meta:row-count="1" meta:non-whitespace-character-count="4"/>
  </office:meta>
</office:document-meta>
</file>